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style:text-autospace="none" style:punctuation-wrap="simple"/>
    </style:style>
    <style:style style:name="P3" style:family="paragraph" style:parent-style-name="Standard">
      <style:paragraph-properties fo:margin-left="0in" fo:margin-right="0in" fo:text-indent="0.5in" style:auto-text-indent="false"/>
    </style:style>
    <style:style style:name="P4" style:family="paragraph" style:parent-style-name="Standard">
      <style:paragraph-properties fo:margin-left="0in" fo:margin-right="0in" fo:text-indent="0.5in" style:auto-text-indent="false"/>
      <style:text-properties style:font-name="Times New Roman" fo:font-size="12pt" style:font-size-asian="12pt" style:font-size-complex="12pt"/>
    </style:style>
    <style:style style:name="P5" style:family="paragraph" style:parent-style-name="Standard">
      <style:paragraph-properties fo:margin-left="0.25in" fo:margin-right="0in" fo:text-indent="0in" style:auto-text-indent="false"/>
    </style:style>
    <style:style style:name="P6" style:family="paragraph" style:parent-style-name="Standard">
      <style:paragraph-properties fo:margin-left="0.75in" fo:margin-right="0in" fo:text-indent="0in" style:auto-text-indent="false"/>
    </style:style>
    <style:style style:name="P7" style:family="paragraph" style:parent-style-name="Standard">
      <style:paragraph-properties fo:margin-left="0.75in" fo:margin-right="0in" fo:text-indent="0in" style:auto-text-indent="false"/>
      <style:text-properties style:font-name="Times New Roman" fo:font-size="12pt" style:font-size-asian="12pt" style:font-size-complex="12pt"/>
    </style:style>
    <style:style style:name="P8"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9" style:family="paragraph" style:parent-style-name="Standard">
      <style:paragraph-properties fo:margin-left="0in" fo:margin-right="0in" fo:line-height="150%" fo:text-indent="0in" style:auto-text-indent="false"/>
      <style:text-properties style:font-name="Times New Roman" fo:font-size="12pt" style:font-size-asian="12pt" style:font-size-complex="12pt"/>
    </style:style>
    <style:style style:name="P10" style:family="paragraph" style:parent-style-name="Standard">
      <style:paragraph-properties fo:margin-left="0in" fo:margin-right="0in" fo:line-height="150%" fo:text-indent="0in" style:auto-text-indent="false"/>
      <style:text-properties style:font-name="Times New Roman" fo:font-size="10pt" style:font-size-asian="10pt" style:font-size-complex="10pt"/>
    </style:style>
    <style:style style:name="P11" style:family="paragraph" style:parent-style-name="Standard" style:master-page-name="">
      <style:paragraph-properties fo:margin-left="0in" fo:margin-right="0in" fo:line-height="150%" fo:text-indent="0in" style:auto-text-indent="false" style:page-number="auto"/>
      <style:text-properties style:font-name="Times New Roman" fo:font-size="12pt" style:font-size-asian="12pt" style:font-size-complex="12pt"/>
    </style:style>
    <style:style style:name="P12" style:family="paragraph" style:parent-style-name="Standard">
      <style:paragraph-properties fo:margin-left="0.5016in" fo:margin-right="0in" fo:text-indent="0in" style:auto-text-indent="false"/>
      <style:text-properties style:font-name="Times New Roman" fo:font-size="12pt" style:font-size-asian="12pt" style:font-size-complex="12pt"/>
    </style:style>
    <style:style style:name="P13" style:family="paragraph" style:parent-style-name="Standard">
      <style:paragraph-properties fo:margin-left="0.5in" fo:margin-right="0in" fo:text-indent="0in" style:auto-text-indent="false"/>
      <style:text-properties style:font-name="Times New Roman" fo:font-size="12pt" style:font-size-asian="12pt" style:font-size-complex="12pt"/>
    </style:style>
    <style:style style:name="P14" style:family="paragraph" style:parent-style-name="Standard" style:master-page-name="Standard">
      <style:paragraph-properties style:page-number="auto" style:text-autospace="none" style:punctuation-wrap="simple"/>
      <style:text-properties style:use-window-font-color="true" style:font-name="Times New Roman" fo:font-size="18pt" fo:language="en" fo:country="US" style:text-underline-style="none" style:letter-kerning="true" style:font-name-asian="Times New Roman1" style:font-size-asian="18pt" style:font-name-complex="Times New Roman1" style:font-size-complex="18pt"/>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17" style:family="paragraph" style:parent-style-name="Standard">
      <style:paragraph-properties fo:margin-left="0in" fo:margin-right="0in" fo:line-height="150%" fo:text-indent="0in" style:auto-text-indent="false"/>
      <style:text-properties style:font-name="Times New Roman" fo:font-size="12pt" style:font-size-asian="12pt" style:font-size-complex="12pt"/>
    </style:style>
    <style:style style:name="P18" style:family="paragraph" style:parent-style-name="Standard">
      <style:paragraph-properties fo:margin-left="0in" fo:margin-right="0in" fo:line-height="150%" fo:text-indent="0in" style:auto-text-indent="false"/>
    </style:style>
    <style:style style:name="P19" style:family="paragraph" style:parent-style-name="Standard">
      <style:paragraph-properties fo:margin-left="0.5016in" fo:margin-right="0in" fo:text-indent="0in" style:auto-text-indent="false"/>
      <style:text-properties style:font-name="Times New Roman" fo:font-size="12pt" style:font-size-asian="12pt" style:font-size-complex="12pt"/>
    </style:style>
    <style:style style:name="P20" style:family="paragraph" style:parent-style-name="Standard">
      <style:paragraph-properties fo:margin-left="0.5in" fo:margin-right="0in" fo:text-indent="0in" style:auto-text-indent="false"/>
      <style:text-properties style:font-name="Times New Roman" fo:font-size="12pt" style:font-size-asian="12pt" style:font-size-complex="12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font-weight-complex="bold"/>
    </style:style>
    <style:style style:name="T6" style:family="text">
      <style:text-properties fo:color="#0000ff" style:font-name="Times New Roman" fo:font-size="12pt" fo:language="en" fo:country="US" style:text-underline-style="solid" style:text-underline-width="auto" style:text-underline-color="font-color" style:letter-kerning="true" style:font-name-asian="Times New Roman1" style:font-size-asian="12pt" style:font-name-complex="Times New Roman1" style:font-size-complex="12pt"/>
    </style:style>
    <style:style style:name="T7" style:family="text">
      <style:text-properties style:font-name="Times New Roman" fo:font-size="12pt" style:font-size-asian="12pt" style:font-size-complex="12pt"/>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position="super 58%" style:text-underline-style="none"/>
    </style:style>
    <style:style style:name="T11" style:family="text">
      <style:text-properties fo:color="#ff0000"/>
    </style:style>
    <style:style style:name="T12" style:family="text">
      <style:text-properties fo:color="#ff0000" style:font-name="Times New Roman" fo:font-size="12pt" style:font-size-asian="12pt" style:font-size-complex="12pt"/>
    </style:style>
    <style:style style:name="T13" style:family="text">
      <style:text-properties fo:color="#00ff00" fo:font-weight="bold" style:font-weight-asian="bold" style:font-weight-complex="bold"/>
    </style:style>
    <style:style style:name="T14" style:family="text">
      <style:text-properties fo:color="#2323dc"/>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style:style style:name="Sect3" style:family="section">
      <style:section-properties text:dont-balance-text-columns="false" style:editable="false">
        <style:columns fo:column-count="1" fo:column-gap="0in"/>
      </style:section-properties>
    </style:style>
    <style:style style:name="Sect4"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mputer Science &amp; Computer Engineering Club</text:p>
      <text:p text:style-name="P2"><text:a xlink:type="simple" xlink:href="https://sites.google.com/site/cscesbvc/"><text:span text:style-name="T6">https://sites.google.com/site/cscesbvc/</text:span></text:a></text:p>
      <text:p text:style-name="P1"><text:span text:style-name="T2">Club Activities: </text:span><text:span text:style-name="T3">The club will be</text:span><text:span text:style-name="T2"> </text:span><text:span text:style-name="T3">learning about circuitry, a foundation to learning how to program. The club will be working with Minecraft and breadboards as the budget allows. Ideally, each weekly project will alternate between using Minecraft and the breadboards; starting with Minecraft and will become progressively more difficult. The final project will be a competition of using note blocks on Minecraft to recreate a popular song of your choice to be played and judged at an end of the semester party.</text:span></text:p>
      <text:p text:style-name="P1"><text:span text:style-name="T3">-</text:span><text:span text:style-name="T5">Minecraftedu.com:</text:span><text:span text:style-name="T3"> </text:span></text:p>
      <text:p text:style-name="P3"><text:a xlink:type="simple" xlink:href="http://gameolosophy.com/games/sports/total-club-manager/minecraft-10-things-to-build-with-redstone/"><text:span text:style-name="T7">http://gameolosophy.com/games/sports/total-club-manager/minecraft-10-things-to-build-with-redstone/</text:span></text:a></text:p>
      <text:p text:style-name="P4">Budget:<text:span text:style-name="T3"> $335 USD</text:span> for a classroom set of 25 game licenses.</text:p>
      <text:p text:style-name="P3"><text:span text:style-name="T7">1: Combo locks:<text:tab/></text:span><text:a xlink:type="simple" xlink:href="http://www.youtube.com/watch?v=MmQ4f6ZlUh0"><text:span text:style-name="T7">http://www.youtube.com/watch?v=MmQ4f6ZlUh0</text:span></text:a></text:p>
      <text:p text:style-name="P3"><text:span text:style-name="T7">2: Vending machine:<text:tab/></text:span><text:a xlink:type="simple" xlink:href="http://www.youtube.com/watch?v=lYVHIqbD43s"><text:span text:style-name="T7">http://www.youtube.com/watch?v=lYVHIqbD43s</text:span></text:a></text:p>
      <text:p text:style-name="P5"><text:span text:style-name="T7"><text:tab/><text:tab/><text:tab/> <text:s text:c="7"/><text:tab/></text:span><text:a xlink:type="simple" xlink:href="http://www.youtube.com/watch?v=oIvrCT8MglY"><text:span text:style-name="T7">http://www.youtube.com/watch?v=oIvrCT8MglY</text:span></text:a></text:p>
      <text:p text:style-name="P3"><text:span text:style-name="T7">3: Cannon:</text:span><text:bookmark text:name="_GoBack"/><text:span text:style-name="T7"><text:tab/><text:tab/></text:span><text:a xlink:type="simple" xlink:href="http://www.youtube.com/watch?v=dH9LglFtHp0"><text:span text:style-name="T7">http://www.youtube.com/watch?v=dH9LglFtHp0</text:span></text:a></text:p>
      <text:p text:style-name="P3"><text:span text:style-name="T7">4: Calculator: <text:tab/><text:tab/></text:span><text:a xlink:type="simple" xlink:href="http://www.youtube.com/watch?v=45U-p4eqQsc"><text:span text:style-name="T7">http://www.youtube.com/watch?v=45U-p4eqQsc</text:span></text:a></text:p>
      <text:p text:style-name="P3"><text:span text:style-name="T7">5: Music:<text:tab/><text:tab/></text:span><text:a xlink:type="simple" xlink:href="http://www.minecraftwiki.net/wiki/Note_Block"><text:span text:style-name="T7">http://www.minecraftwiki.net/wiki/Note_Block</text:span></text:a></text:p>
      <text:p text:style-name="P1">-<text:span text:style-name="T4">Breadboards:</text:span></text:p>
      <text:p text:style-name="P6"><text:a xlink:type="simple" xlink:href="http://adafruit.com/"><text:span text:style-name="T7">http://adafruit.com/</text:span></text:a></text:p>
      <text:p text:style-name="P7">Budget: $ -$ </text:p>
      <text:p text:style-name="P8"><text:tab/><text:tab/>1:</text:p>
      <text:p text:style-name="P8"><text:tab/><text:tab/>2:</text:p>
      <text:p text:style-name="P8"><text:tab/><text:tab/>3:</text:p>
      <text:p text:style-name="P1"><text:span text:style-name="T1">Fund raising:</text:span> The club activities are only made possible by fund-raising. Therefore all those in the club must fully participate in at least one of the fund-raising <text:span text:style-name="T4">activities</text:span>. Please share your fund-raising ideas with the project manager if any come to mind. The officers will be more than happy to listen to them and hopefully add them to this list.</text:p>
      <text:section text:style-name="Sect1" text:name="Section1">
        <text:p text:style-name="P1"><text:soft-page-break/>Fund raising Activities: All activities will be advertized for maximum publicity. </text:p>
        <text:p text:style-name="P12">CSCE Stand: Food items must be packaged, or made on-site and can not compete with the school's prices. (cost to make/purchase)</text:p>
        <text:p text:style-name="P1"><text:tab/>Budget: $200</text:p>
        <text:section text:style-name="Sect2" text:name="Section4">
          <text:p text:style-name="P13"><text:span text:style-name="T8">0.</text:span><text:span text:style-name="T10">10</text:span><text:span text:style-name="T8"> – </text:span>Tamarindo</text:p>
          <text:p text:style-name="P8"><text:span text:style-name="T8"><text:tab/>0.</text:span><text:span text:style-name="T10">50</text:span><text:span text:style-name="T8"> - Slimjims</text:span></text:p>
          <text:p text:style-name="P13">$1 - Glass bottled Coke</text:p>
          <text:p text:style-name="P8"><text:tab/>$_<text:span text:style-name="T8"> </text:span><text:span text:style-name="T9">-</text:span><text:span text:style-name="T8"> Boxed pumpkin cookies</text:span></text:p>
          <text:p text:style-name="P8"><text:tab/>$1 - Lemonade</text:p>
          <text:p text:style-name="P8"><text:tab/>$2 - Milk shakes</text:p>
          <text:p text:style-name="P8"><text:tab/>$2 - Jumbo light up cards</text:p>
          <text:p text:style-name="P8"><text:tab/>$2 - LED bow</text:p>
          <text:p text:style-name="P8"><text:tab/>$3 – Touch gloves</text:p>
          <text:p text:style-name="P8"><text:tab/>$5 - Plush Nintendo Controller</text:p>
          <text:p text:style-name="P8"><text:tab/>$15 - Ipod necklace</text:p>
        </text:section>
        <text:p text:style-name="P12"><text:span text:style-name="T2">DDR:</text:span> Just like in the arcades of a bowling-ally to dance only costs a couple quarters. Only unlike the arcade songs choices are in the hundreds. The activity will will take place over an entire week. Song lists will be posted on the web-site in case people are curious prior to working up dance fever. Time and place must be decided, advertized, and monitored. <text:s/></text:p>
        <text:p text:style-name="P12"><text:span text:style-name="T2">Paint/Water balloons: </text:span>$1 to throw water/paint filled balloons at club and misc. volunteers. A tarp will be set up at the school permitted location to protect the location and not our victims/volunteers. Volunteers will be able to wash off afterward in the school showers.</text:p>
        <text:p text:style-name="P12"><text:span text:style-name="T2">Scavenger hunt: </text:span>How well does the average student know their college. The scavenger hunt test the students knowledge of the whereabouts of tutoring centers, dean offices, and other helpful places. Students will be able to form groups up to 5 people and will only have an hour to complete the hunt. Admission will be $1.</text:p>
        <text:p text:style-name="P12"><text:span text:style-name="T2">Raffle: </text:span>For a a full week the students will be able to purchase raffle tickets before and after club meeting from the project manager. The winner will be announced the following Monday and Tuesday.</text:p>
        <text:p text:style-name="P12"><text:span text:style-name="T2">Frets on Fire: </text:span>Frets on fire may is a computer Guitar Hero that allows the players to use a sideways held keyboard as the frets and whammy bar. Like DDR, FOF will only cost fifty cents for three no fail games and song choices will be posted on the web-site and advertized. Time and place must be decided, advertized, and monitored. Because the game is playable on desk top computers and require no additional hardware multiple <text:soft-page-break/>computers will be made available so that appointment won't need to be made (like with DDR) and we will gladly take all walk-ins and their money.</text:p>
        <text:p text:style-name="P11">Winnings: Ordered from lowest to greatest prize. </text:p>
        <text:p text:style-name="P9"><text:tab/><text:span text:style-name="T2">Budget:</text:span> $550</text:p>
        <text:section text:style-name="Sect3" text:name="Section2">
          <text:section text:style-name="Sect4" text:name="Section3">
            <text:p text:style-name="P9"><text:tab/><text:tab/>$50 Walmart (Raffle)</text:p>
            <text:p text:style-name="P9"><text:tab/>$100 Game Stop gift card (Raffle)</text:p>
            <text:p text:style-name="P9"><text:tab/>$400 Best Buy gift card (Raffle)</text:p>
          </text:section>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Shopping List:</text:p>
          <text:p text:style-name="P9"><text:tab/><text:span text:style-name="T8">0.</text:span><text:span text:style-name="T10">10</text:span><text:span text:style-name="T8"> – </text:span>Tamarindo</text:p>
          <text:p text:style-name="P8"><text:span text:style-name="T8"><text:tab/>0.</text:span><text:span text:style-name="T10">50</text:span><text:span text:style-name="T8"> - Slimjims</text:span></text:p>
          <text:p text:style-name="P13">$1 - Glass bottled Coke</text:p>
          <text:p text:style-name="P8"><text:tab/>$_<text:span text:style-name="T8"> </text:span><text:span text:style-name="T9">-</text:span><text:span text:style-name="T8"> Boxed pumpkin cookies</text:span></text:p>
          <text:p text:style-name="P8"><text:tab/>$1 - Lemonade</text:p>
          <text:p text:style-name="P8"><text:tab/>$2 - Milk shakes</text:p>
          <text:p text:style-name="P8"><text:span text:style-name="T8"><text:tab/><text:tab/>Milk </text:span></text:p>
          <text:p text:style-name="P8"><text:span text:style-name="T8"><text:tab/><text:tab/>Eggs </text:span></text:p>
          <text:p text:style-name="P8"><text:span text:style-name="T8"><text:tab/><text:tab/>Sugar &amp; Cinnamon</text:span></text:p>
          <text:p text:style-name="P9"><text:tab/>$2 - Jumbo light up cards(.54)</text:p>
          <text:p text:style-name="P18"><text:span text:style-name="T7"><text:tab/><text:tab/>Conductive Paint Pen 1-$10[.20ea] </text:span><text:span text:style-name="T12">Assuming paint pens will last 50 cards </text:span><text:a xlink:type="simple" xlink:href="http://www.adafruit.com/products/1306">http://www.adafruit.com/products/1306</text:a><text:span text:style-name="T11"> </text:span></text:p>
          <text:p text:style-name="P8"><text:tab/><text:tab/>Card stock 10x10 50pc-$4[0.08ea] <text:span text:style-name="T14">Target in-store only</text:span></text:p>
          <text:p text:style-name="P8"><text:tab/><text:tab/>LED 80pc-$7[0.08ea] <text:a xlink:type="simple" xlink:href="http://www.amazon.com/microtivity-IL188-Assorted-Resistors-Colors/dp/B0060FGA8A/ref=pd_sim_sbs_e_6">http://www.amazon.com/microtivity-IL188-Assorted-Resistors-Colors/dp/B0060FGA8A/ref=pd_sim_sbs_e_6</text:a> </text:p>
          <text:p text:style-name="P8"><text:tab/><text:tab/>Battery 100pc-$18[0.18ea] <text:a xlink:type="simple" xlink:href="http://www.amazon.com/Powertron-Lithium-Batteries-Size-CR2032/dp/B002B8QV1G/ref=sr_1_3?s=electronics&amp;ie=UTF8&amp;qid=1365877433&amp;sr=1-3&amp;keywords=3v+battery">http://www.amazon.com/Powertron-Lithium-Batteries-Size-CR2032/dp/B002B8QV1G/ref=sr_1_3?s=electronics&amp;ie=UTF8&amp;qid=1365877433&amp;sr=1-3&amp;keywords=3v+battery</text:a> </text:p>
          <text:p text:style-name="P8"><text:tab/><text:tab/><text:tab/>$39- <text:span text:style-name="T13">80 light up greeting cards</text:span> with 10 card stock and 20 batteries extra </text:p>
          <text:p text:style-name="P8"><text:tab/>$2 - LED bow(.39)</text:p>
          <text:p text:style-name="P15"><text:span text:style-name="T7"><text:tab/><text:tab/>Ribbon 15ft-$2[.13ea] </text:span><text:span text:style-name="T12">Assuming each bow uses1ft </text:span><text:a xlink:type="simple" xlink:href="http://www.joann.com/blueberry-satin/zprd_12171765a/">http://www.joann.com/blueberry-satin/zprd_12171765a/</text:a><text:span text:style-name="T11"> </text:span></text:p>
          <text:p text:style-name="P15"><text:span text:style-name="T7"><text:tab/><text:tab/>LED 80pc-$7[0.08ea] </text:span></text:p>
          <text:p text:style-name="P15"><text:span text:style-name="T7"><text:tab/><text:tab/>Battery 100pc-$18[0.18ea] </text:span></text:p>
          <text:p text:style-name="P8"><text:tab/><text:tab/><text:tab/>$27- <text:span text:style-name="T13">15 light up bows</text:span> with 50- LEDS and 85 batteries extra</text:p>
          <text:p text:style-name="P8"><text:soft-page-break/><text:tab/>$3 – Touch gloves(1.66)</text:p>
          <text:p text:style-name="P15"><text:span text:style-name="T7"><text:tab/><text:tab/>Conductive paint 1 - $30 [$1] </text:span><text:span text:style-name="T12">Assuming canister can only handle 30 gloves</text:span><text:span text:style-name="T7"> </text:span><text:a xlink:type="simple" xlink:href="http://www.adafruit.com/products/1305">http://www.adafruit.com/products/1305</text:a> </text:p>
          <text:p text:style-name="P15"><text:tab/><text:tab/>Gloves 12pc - $8 [.66ea]</text:p>
          <text:p text:style-name="P15"><text:a xlink:type="simple" xlink:href="http://www.walmart.com/ip/Wells-Lamont-Jersey-Gloves-12-Pack/15602483">http://www.walmart.com/ip/Wells-Lamont-Jersey-Gloves-12-Pack/15602483</text:a> </text:p>
          <text:p text:style-name="P15"><text:tab/><text:tab/><text:tab/>$46 – <text:span text:style-name="T13">24 touch gloves</text:span> (glove amount doubled)with excess paint for 5 gloves.</text:p>
          <text:p text:style-name="P8"><text:tab/>$5 - Plush Nintendo Controller</text:p>
          <text:p text:style-name="P15"><text:span text:style-name="T7"><text:tab/><text:tab/>White Felt 36 x 36- $10 Micheal’s in-store-only</text:span></text:p>
          <text:p text:style-name="P8"><text:tab/><text:tab/>Black Felt 36 x 36- $10 Micheal’s in-store-only</text:p>
          <text:p text:style-name="P8"><text:tab/><text:tab/>Stuffing ___</text:p>
          <text:p text:style-name="P9"><text:tab/>$15 - Ipod necklace</text:p>
          <text:p text:style-name="P9"/>
          <text:p text:style-name="P10"/>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mily-generic="roman"/>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ＭＳ Ｐ明朝"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Z STUDENT</meta:initial-creator>
    <meta:editing-cycles>43</meta:editing-cycles>
    <meta:creation-date>2013-04-04T21:59:00</meta:creation-date>
    <dc:date>2013-04-15T18:20:08.66</dc:date>
    <meta:editing-duration>P2DT8H59M49S</meta:editing-duration>
    <meta:generator>OpenOffice.org/3.4.1$Win32 OpenOffice.org_project/341m1$Build-9593</meta:generator>
    <meta:document-statistic meta:table-count="0" meta:image-count="0" meta:object-count="0" meta:page-count="5" meta:paragraph-count="74" meta:word-count="758" meta:character-count="5275"/>
    <meta:user-defined meta:name="AppVersion">14.0000</meta:user-defined>
    <meta:user-defined meta:name="Company">SBCC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